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0475852FD1899F626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2a36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2a36" officeooo:paragraph-rsid="001a2a36" style:font-weight-asian="bold" style:font-weight-complex="bold"/>
    </style:style>
    <style:style style:name="P3" style:family="paragraph" style:parent-style-name="Standard">
      <style:text-properties officeooo:rsid="001a2a36"/>
    </style:style>
    <style:style style:name="T1" style:family="text">
      <style:text-properties officeooo:rsid="001a2a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 1b : Remove Comments</text:p>
      <text:p text:style-name="P3">1. Start</text:p>
      <text:p text:style-name="P1"><text:span text:style-name="T1">2</text:span>. <text:span text:style-name="T1">I</text:span>nclude Necessary Header Files</text:p>
      <text:p text:style-name="Standard">2. Declare Functions and File Pointers</text:p>
      <text:p text:style-name="Standard"><text:s text:c="3"/>- Declare three functions: `check`, `single_comment`, and `multi_comment`.</text:p>
      <text:p text:style-name="Standard"><text:s text:c="3"/>- Declare two file pointers: `fp` for reading from "input.c" and `fs` for writing to "output.c".</text:p>
      <text:p text:style-name="Standard"/>
      <text:p text:style-name="Standard">3. Function Definitions</text:p>
      <text:p text:style-name="Standard"><text:s text:c="3"/>a. check Function</text:p>
      <text:p text:style-name="Standard"><text:s text:c="6"/>- Parameters: `char c`</text:p>
      <text:p text:style-name="Standard"><text:s text:c="6"/>- Check if `c` is the start of a comment (`/`).</text:p>
      <text:p text:style-name="Standard"><text:s text:c="6"/>- If it is, read the next character (`d`).</text:p>
      <text:p text:style-name="Standard"><text:s text:c="6"/>- If `d` is `*`, call `multi_comment` to handle multi-line comments.</text:p>
      <text:p text:style-name="Standard"><text:s text:c="6"/>- If `d` is `/`, call `single_comment` to handle single-line comments.</text:p>
      <text:p text:style-name="Standard"><text:s text:c="6"/>- If neither, write both `c` and `d` to the output file (`fs`).</text:p>
      <text:p text:style-name="Standard"><text:s text:c="6"/>- If `c` is not `/`, write `c` to the output file.</text:p>
      <text:p text:style-name="Standard"/>
      <text:p text:style-name="Standard"><text:s text:c="3"/>b. single_comment Function</text:p>
      <text:p text:style-name="Standard"><text:s text:c="6"/>- Read characters from the input file (`fp`) until a newline character (`\n`) is encountered.</text:p>
      <text:p text:style-name="Standard"><text:s text:c="6"/>- Write each character to the output file (`fs`).</text:p>
      <text:p text:style-name="Standard"><text:s text:c="6"/>- Return when a newline character is found.</text:p>
      <text:p text:style-name="Standard"/>
      <text:p text:style-name="Standard"><text:s text:c="3"/>c. multi_comment Function</text:p>
      <text:p text:style-name="Standard"><text:s text:c="6"/>- Read characters from the input file (`fp`) until the end of a multi-line comment (`* /`) is encountered.</text:p>
      <text:p text:style-name="Standard"><text:s text:c="6"/>- Write each character to the output file (`fs`).</text:p>
      <text:p text:style-name="Standard"><text:s text:c="6"/>- Return when the end of the multi-line comment is found.</text:p>
      <text:p text:style-name="Standard"/>
      <text:p text:style-name="Standard">4. Main Function</text:p>
      <text:p text:style-name="Standard"><text:s text:c="3"/>- Open "input.c" in read mode and "output.c" in write mode using `fopen`.</text:p>
      <text:p text:style-name="Standard"><text:s text:c="3"/>- Read characters from the input file (`fp`) in a loop until the end of the file (`EOF`).</text:p>
      <text:p text:style-name="Standard"><text:s text:c="3"/>- For each character, call the `check` function to handle comments and write non-comment characters to the output file (`fs`).</text:p>
      <text:p text:style-name="Standard"><text:s text:c="3"/>- Close both input and output files using `fclose`.</text:p>
      <text:p text:style-name="Standard"/>
      <text:p text:style-name="Standard">5. <text:span text:style-name="T1">Stop</text:span></text:p>
      <text:p text:style-name="Standard"/>
      <text:p text:style-name="Standard"/>
      <text:p text:style-name="Standard">This algorithm describes the main steps and logic used in the provided C code to remove comments f<draw:frame draw:style-name="fr1" draw:name="Image1" text:anchor-type="char" svg:x="0.079cm" svg:y="2.03cm" svg:width="17cm" svg:height="1.528cm" draw:z-index="0"><draw:image xlink:href="Pictures/1000000000000316000000475852FD1899F62677.png" xlink:type="simple" xlink:show="embed" xlink:actuate="onLoad" draw:mime-type="image/png"/></draw:frame>rom a C program and generate an output file without comm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7:18:39.471530602</meta:creation-date>
    <dc:date>2023-12-03T10:19:53.828202491</dc:date>
    <meta:editing-duration>PT4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0" meta:word-count="289" meta:character-count="1749" meta:non-whitespace-character-count="1385"/>
  </office:meta>
</office:document-meta>
</file>